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 style:shadow="none" style:may-break-between-rows="true" table:border-model="collapsing"/>
    </style:style>
    <style:style style:name="Table1.A" style:family="table-column">
      <style:table-column-properties style:column-width="2.4125in" style:rel-column-width="3475*"/>
    </style:style>
    <style:style style:name="Table1.B" style:family="table-column">
      <style:table-column-properties style:column-width="4.5125in" style:rel-column-width="6500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itle">
      <style:text-properties officeooo:rsid="000c8186" officeooo:paragraph-rsid="000c8186"/>
    </style:style>
    <style:style style:name="P2" style:family="paragraph" style:parent-style-name="Text_20_body">
      <style:text-properties fo:font-weight="bold" officeooo:rsid="000dae89" officeooo:paragraph-rsid="000dae89" style:font-weight-asian="bold" style:font-weight-complex="bold"/>
    </style:style>
    <style:style style:name="P3" style:family="paragraph" style:parent-style-name="Text_20_body">
      <style:text-properties officeooo:rsid="000c8186" officeooo:paragraph-rsid="000c8186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8186" officeooo:paragraph-rsid="000c81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ae89" officeooo:paragraph-rsid="000dae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ffic Project</text:p>
      <text:p text:style-name="P2">Problem statement:</text:p>
      <text:p text:style-name="P3">For a given budget, how fast can we make peoples commute</text:p>
      <text:p text:style-name="P3"/>
      <text:p text:style-name="P2">Classes:</text:p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4">Class</text:p>
          </table:table-cell>
          <table:table-cell table:style-name="Table1.B1" office:value-type="string">
            <text:p text:style-name="P4">Methods</text:p>
          </table:table-cell>
        </table:table-row>
        <table:table-row table:style-name="Table1.2">
          <table:table-cell table:style-name="Table1.A2" office:value-type="string">
            <text:p text:style-name="P4">NodeMap</text:p>
          </table:table-cell>
          <table:table-cell table:style-name="Table1.B2" office:value-type="string">
            <text:p text:style-name="P5">Add(NodePoint)</text:p>
          </table:table-cell>
        </table:table-row>
        <table:table-row table:style-name="Table1.2">
          <table:table-cell table:style-name="Table1.A2" office:value-type="string">
            <text:p text:style-name="P4">NodePoint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4">NodeConnection</text:p>
          </table:table-cell>
          <table:table-cell table:style-name="Table1.B2" office:value-type="string">
            <text:p text:style-name="P4">NodeConnection(NodePoint np1, NodePoint np2, Double distance)</text:p>
            <text:p text:style-name="P4">Boolean HasNodePoint (Nodepoint np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8T16:43:46.706185100</meta:creation-date>
    <dc:date>2025-10-08T16:55:43.535749400</dc:date>
    <meta:editing-duration>PT11M57S</meta:editing-duration>
    <meta:editing-cycles>2</meta:editing-cycles>
    <meta:generator>LibreOffice/25.2.5.2$Windows_X86_64 LibreOffice_project/03d19516eb2e1dd5d4ccd751a0d6f35f35e08022</meta:generator>
    <meta:document-statistic meta:table-count="1" meta:image-count="0" meta:object-count="0" meta:page-count="1" meta:paragraph-count="12" meta:word-count="32" meta:character-count="249" meta:non-whitespace-character-count="229"/>
  </office:meta>
</office:document-meta>
</file>